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officeooo:paragraph-rsid="00175d6e"/>
    </style:style>
    <style:style style:name="P5" style:family="paragraph" style:parent-style-name="Standard">
      <style:text-properties fo:language="ru" fo:country="RU" officeooo:rsid="00175d6e" officeooo:paragraph-rsid="00175d6e"/>
    </style:style>
    <style:style style:name="P6" style:family="paragraph" style:parent-style-name="Standard">
      <style:text-properties fo:language="ru" fo:country="RU" officeooo:paragraph-rsid="0017663e"/>
    </style:style>
    <style:style style:name="P7" style:family="paragraph" style:parent-style-name="Standard">
      <style:text-properties fo:language="ru" fo:country="RU" officeooo:rsid="0018983c" officeooo:paragraph-rsid="0018983c"/>
    </style:style>
    <style:style style:name="T1" style:family="text">
      <style:text-properties officeooo:rsid="00175d6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5d6e"/>
    </style:style>
    <style:style style:name="T4" style:family="text">
      <style:text-properties fo:language="en" fo:country="US" officeooo:rsid="00ad35d9"/>
    </style:style>
    <style:style style:name="T5" style:family="text">
      <style:text-properties officeooo:rsid="001766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азначение</text:h>
      <text:p text:style-name="P3"/>
      <text:p text:style-name="P3">Приложение gpio-mqtt предназначено для управления и получения данных о состоянии портов ввода/вывода (DI/DO/AI/AO) контроллеров под управлением Linux (<text:span text:style-name="T2">Wiren</text:span><text:span text:style-name="T3">B</text:span><text:span text:style-name="T2">oard</text:span> 6/7, Segnetics SMH4 и Jethome D1/D1+).</text:p>
      <text:p text:style-name="P3"/>
      <text:h text:style-name="P2" text:outline-level="2">Общее описание</text:h>
      <text:p text:style-name="P3"/>
      <text:p text:style-name="P3">Принципиальным отличием от других вариантов является поддержка одновременно всех возможных механизмов управления периферией Linux: sysfs, cdev, dbus.. При этом, естественно, функциональность может быть ограничена с уведомлением пользователя о проблеме. </text:p>
      <text:p text:style-name="P3"/>
      <text:p text:style-name="P3">Для контроллеров типа Wirenboard, которые используют модулями расширения через шину данных I2C или UART - используется поставляемый с образом ОС драйвер. При необходимости расширенного управления периферией через последовательны<text:span text:style-name="T1">е</text:span> шины (i2c, SPI, UART) будет разумно создать отдельное ПО.</text:p>
      <text:p text:style-name="P3"/>
      <text:p text:style-name="P3">Управление и получение данных о состоянии каналов происходит посредством локального брокера сообщений MQTT. Конфигурирование соединения и каналов в/в осуществляется через yaml файл. Имеется настраиваемая фун<text:span text:style-name="T1">к</text:span>ция протоколирования событий (в /var/log/gpio-mqtt/gpio-mqtt.log) </text:p>
      <text:p text:style-name="P3"/>
      <text:p text:style-name="P3"/>
      <text:h text:style-name="Heading_20_1" text:outline-level="1">Функционал</text:h>
      <text:p text:style-name="P4"/>
      <text:p text:style-name="P4">Явный (индивидуальный) выбор портов (контактов), которые будут контролироваться приложением.</text:p>
      <text:p text:style-name="P4"/>
      <text:p text:style-name="P4">Назначение человеко-читаемых имен</text:p>
      <text:p text:style-name="P4"/>
      <text:p text:style-name="P4">Возможность выбора состояния каждого из портов при запуске сервиса и перезагрузке системы (вкл/выкл/нет действий/восстановление состояние <text:span text:style-name="T3">[</text:span>перед отключением питания/остановкой сервиса<text:span text:style-name="T3">]</text:span>, ..). Конечной цель является использование всех возможностей, предоставляемых системой, для дистанционного управления. При этом следует приложить разумные усилия для расширения этой функциональности ( к примеру - передача параметров первичному загрузчику)</text:p>
      <text:p text:style-name="P4"/>
      <text:p text:style-name="P4">Выбор поведения отправки сообщений о состоянии портов: по изменению, по запросу или циклически. </text:p>
      <text:p text:style-name="P4"/>
      <text:p text:style-name="P4"/>
      <text:p text:style-name="P4">Выбор времени циклической отправки. Для аналоговых каналов управление осуществляется без потери точности</text:p>
      <text:p text:style-name="P4"/>
      <text:p text:style-name="P5"><text:soft-page-break/>Опциональная возможность гарантированного отправления <text:span text:style-name="T2">MQTT </text:span>сообщения через заданный интервал времени. Иными словами — интервал тишины для каждого канала не будет превосходить заданного интервала времени — даже если новых событий не было. При этом для отсылки используется не кешированное значение — а реально считанное.</text:p>
      <text:p text:style-name="P4"/>
      <text:p text:style-name="P6">Настройка топика и имени параметра для каждого порта. <text:span text:style-name="T5">При этом задается отдельный топик на запись значения порта (</text:span><text:span text:style-name="T4">topic_wr</text:span><text:span text:style-name="T5">) и чтение его состояния(</text:span><text:span text:style-name="T4">topic_rd</text:span><text:span text:style-name="T5">). Для удобства желательно иметь альяс для названия параметра в конфигурационном файле (</text:span><text:span text:style-name="T4">topic_cmd </text:span><text:span text:style-name="T5">и <text:s/></text:span><text:span text:style-name="T4">topic_state </text:span><text:span text:style-name="T5">соответственно).</text:span></text:p>
      <text:p text:style-name="P6"/>
      <text:p text:style-name="P7">Преобразование управляющих воздействий: управляющие последовательности из брокера преобразуются в управляющие последовательности управления — через таблицу преобразований. Для уменьшения объема конфигурационных записей желательно иметь ссылочную семантику для неё.</text:p>
      <text:p text:style-name="P4"/>
      <text:p text:style-name="P4">Опционально: Шаблоны для конфигураций наборов портов контроллеров(по типу контроллера) и модулей расширений WB.</text:p>
      <text:p text:style-name="P4"/>
      <text:p text:style-name="P4">Опционально: графический конфигуратор и возможность локального управления</text:p>
      <text:p text:style-name="P4"/>
      <text:h text:style-name="Heading_20_1" text:outline-level="1">Установка</text:h>
      <text:p text:style-name="P3"/>
      <text:p text:style-name="P3">Приложение реализуется на Python и компилируется в бинарный формат целевой платформы. При необходимости в работе используются общедоступные типовые библиотеки, поставляемы с каждым контроллером. Нестандартные (бинарные, проприетарные) библиотеки, реализованные, к примеру на C/C++ - предварительно компилируются и распространяются в бинарном виде. <text:s/></text:p>
      <text:p text:style-name="P3"/>
      <text:p text:style-name="P4">формат именования установочного файла: </text:p>
      <text:p text:style-name="P4">gpio-mqtt_&lt;version.majorrevision.minorrevision&gt;_&lt;platform&gt;.deb</text:p>
      <text:p text:style-name="P3"/>
      <text:p text:style-name="P3">пример команды на установку:</text:p>
      <text:p text:style-name="P3"/>
      <text:p text:style-name="P3">dpkg -i gpio-mqtt_1.0.1234_armhf.deb</text:p>
      <text:p text:style-name="P3"/>
      <text:p text:style-name="P3">или</text:p>
      <text:p text:style-name="P3"/>
      <text:p text:style-name="P3">apt update</text:p>
      <text:p text:style-name="P3"/>
      <text:p text:style-name="P3">apt install gpio-mqtt</text:p>
      <text:p text:style-name="P3"/>
      <text:p text:style-name="P3">5. Описание:</text:p>
      <text:p text:style-name="P3"/>
      <text:p text:style-name="P3">gpio-mqtt является сервисом.</text:p>
      <text:p text:style-name="P3"/>
      <text:p text:style-name="P3">? Запускается автоматически при запуске контроллера, но не при установке.</text:p>
      <text:p text:style-name="P3"/>
      <text:p text:style-name="P3"><text:soft-page-break/>? После установки пользователь должен проверить файлы конфигурации и запустить сервис вручную.</text:p>
      <text:p text:style-name="P3"/>
      <text:p text:style-name="P3"/>
      <text:p text:style-name="P3"/>
      <text:p text:style-name="P3">6. Управление сервисом:</text:p>
      <text:p text:style-name="P3"/>
      <text:p text:style-name="P3"/>
      <text:p text:style-name="P3"/>
      <text:p text:style-name="P3">service gpio-mqtt start</text:p>
      <text:p text:style-name="P3"/>
      <text:p text:style-name="P3">service gpio-mqtt stop</text:p>
      <text:p text:style-name="P3"/>
      <text:p text:style-name="P3">service gpio-mqtt restart</text:p>
      <text:p text:style-name="P3"/>
      <text:p text:style-name="P3">service gpio-mqtt status</text:p>
      <text:p text:style-name="P3"/>
      <text:p text:style-name="P3">7. Конфигурация:</text:p>
      <text:p text:style-name="P3"/>
      <text:p text:style-name="P3">Файл конфигурации: /etc/gpio-mqtt/gpio-mqtt.conf</text:p>
      <text:p text:style-name="P3"/>
      <text:p text:style-name="P3"><text:s/>? Предустановленные шаблоны конфигурации: /opt/gpio-mqtt/templates/template-&lt;name&gt;.conf</text:p>
      <text:p text:style-name="P3"/>
      <text:p text:style-name="P3"><text:s/>? Пользовательские шаблоны конфигурации: /etc/gpio-mqtt/gpio-mqtt.conf.d/templates/template-&lt;name&gt;.con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4:16:51.421000000</meta:creation-date>
    <dc:date>2024-08-13T15:58:49.705000000</dc:date>
    <meta:editing-duration>PT1H30M41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39" meta:word-count="448" meta:character-count="4001" meta:non-whitespace-character-count="3579"/>
  </office:meta>
</office:document-meta>
</file>